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6ec1" officeooo:paragraph-rsid="00106ec1"/>
    </style:style>
    <style:style style:name="P2" style:family="paragraph" style:parent-style-name="Standard">
      <style:text-properties fo:font-weight="bold" officeooo:rsid="00106ec1" officeooo:paragraph-rsid="00106ec1" style:font-weight-asian="bold" style:font-weight-complex="bold"/>
    </style:style>
    <style:style style:name="P3" style:family="paragraph" style:parent-style-name="Standard">
      <style:text-properties fo:font-weight="bold" officeooo:rsid="00111998" officeooo:paragraph-rsid="00111998" style:font-weight-asian="bold" style:font-weight-complex="bold"/>
    </style:style>
    <style:style style:name="P4" style:family="paragraph" style:parent-style-name="Standard">
      <style:text-properties fo:font-weight="normal" officeooo:rsid="001090b3" officeooo:paragraph-rsid="001090b3" style:font-weight-asian="normal" style:font-weight-complex="normal"/>
    </style:style>
    <style:style style:name="P5" style:family="paragraph" style:parent-style-name="Standard">
      <style:text-properties fo:font-weight="normal" officeooo:rsid="001090b3" officeooo:paragraph-rsid="00111998" style:font-weight-asian="normal" style:font-weight-complex="normal"/>
    </style:style>
    <style:style style:name="P6" style:family="paragraph" style:parent-style-name="Standard">
      <style:text-properties officeooo:paragraph-rsid="001090b3"/>
    </style:style>
    <style:style style:name="P7" style:family="paragraph" style:parent-style-name="Standard">
      <style:text-properties fo:font-size="12pt" officeooo:rsid="00106ec1" officeooo:paragraph-rsid="00106ec1" style:font-size-asian="12pt" style:font-size-complex="12pt"/>
    </style:style>
    <style:style style:name="P8" style:family="paragraph" style:parent-style-name="Standard">
      <style:text-properties officeooo:rsid="0013dddb" officeooo:paragraph-rsid="0013dddb"/>
    </style:style>
    <style:style style:name="P9" style:family="paragraph" style:parent-style-name="Text_20_body">
      <style:text-properties officeooo:rsid="001090b3" officeooo:paragraph-rsid="001090b3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paragraph-rsid="001090b3"/>
    </style:style>
    <style:style style:name="P11" style:family="paragraph" style:parent-style-name="Standard">
      <style:text-properties fo:font-weight="bold" officeooo:rsid="001422cc" officeooo:paragraph-rsid="001422cc" style:font-weight-asian="bold" style:font-weight-complex="bold"/>
    </style:style>
    <style:style style:name="P12" style:family="paragraph" style:parent-style-name="Standard">
      <style:text-properties officeooo:rsid="001422cc" officeooo:paragraph-rsid="001422cc"/>
    </style:style>
    <style:style style:name="P13" style:family="paragraph" style:parent-style-name="Standard">
      <style:text-properties fo:font-size="18pt" officeooo:rsid="00106ec1" officeooo:paragraph-rsid="00106ec1" style:font-size-asian="18pt" style:font-size-complex="18pt"/>
    </style:style>
    <style:style style:name="P14" style:family="paragraph" style:parent-style-name="Standard">
      <style:paragraph-properties fo:margin-top="0cm" fo:margin-bottom="0.499cm" loext:contextual-spacing="false"/>
      <style:text-properties officeooo:rsid="001422cc" officeooo:paragraph-rsid="001422cc"/>
    </style:style>
    <style:style style:name="P15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090b3"/>
    </style:style>
    <style:style style:name="T2" style:family="text">
      <style:text-properties style:font-name="Liberation Serif" fo:font-size="12pt" style:font-size-asian="12pt" style:font-size-complex="12pt"/>
    </style:style>
    <style:style style:name="T3" style:family="text">
      <style:text-properties style:font-name="Liberation Serif" fo:font-size="12pt" officeooo:rsid="001090b3" style:font-size-asian="12pt" style:font-size-complex="12pt"/>
    </style:style>
    <style:style style:name="T4" style:family="text">
      <style:text-properties style:font-name="Liberation Serif" fo:font-size="12pt" officeooo:rsid="001422cc" style:font-size-asian="12pt" style:font-size-complex="12pt"/>
    </style:style>
    <style:style style:name="T5" style:family="text">
      <style:text-properties style:font-name="Liberation Serif" fo:font-size="12pt" fo:font-weight="bold" officeooo:rsid="001090b3" style:font-size-asian="12pt" style:font-weight-asian="bold" style:font-size-complex="12pt" style:font-weight-complex="bold"/>
    </style:style>
    <style:style style:name="T6" style:family="text">
      <style:text-properties style:font-name="Liberation Serif" fo:font-size="12pt" fo:font-weight="normal" officeooo:rsid="001090b3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162ee1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weight="bold" officeooo:rsid="00111998" style:font-weight-asian="bold" style:font-weight-complex="bold"/>
    </style:style>
    <style:style style:name="T11" style:family="text">
      <style:text-properties fo:font-weight="bold" officeooo:rsid="001422cc" style:font-weight-asian="bold" style:font-weight-complex="bold"/>
    </style:style>
    <style:style style:name="T12" style:family="text">
      <style:text-properties fo:font-weight="bold" officeooo:rsid="0015a2ab" style:font-weight-asian="bold" style:font-weight-complex="bold"/>
    </style:style>
    <style:style style:name="T13" style:family="text">
      <style:text-properties fo:font-weight="bold" officeooo:rsid="001795b8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422cc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officeooo:rsid="0015a2ab"/>
    </style:style>
    <style:style style:name="T18" style:family="text">
      <style:text-properties officeooo:rsid="00162e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13">convenient</text:span><text:span text:style-name="T11"> vmbrowsing:</text:span></text:p>
      <text:p text:style-name="P2"/>
      <text:p text:style-name="P3">create vm</text:p>
      <text:p text:style-name="P1">download virtualbox</text:p>
      <text:p text:style-name="P1">download debian-xfc.iso</text:p>
      <text:p text:style-name="P1">create new vm in virtualbox, install debian on it:</text:p>
      <text:p text:style-name="P5"><text:tab/>name virtual machine „debian for surfing“</text:p>
      <text:p text:style-name="P1"><text:tab/>create user named „surfing“ while installing</text:p>
      <text:p text:style-name="P8">(protipp: enable „<text:span text:style-name="T15">skalierter</text:span> modus“<text:span text:style-name="T18">(scaled mode)</text:span> <text:span text:style-name="T15">with</text:span> host<text:span text:style-name="T15">key</text:span>+c <text:s/><text:span text:style-name="T15">after starting vm</text:span>)</text:p>
      <text:p text:style-name="P1"/>
      <text:p text:style-name="P1"/>
      <text:p text:style-name="P12">########<text:span text:style-name="T16">do the following in the newly created vm</text:span>#####################################</text:p>
      <text:p text:style-name="P12"/>
      <text:p text:style-name="P2">make user „surfing“ sudoer</text:p>
      <text:p text:style-name="P1">su -</text:p>
      <text:p text:style-name="P1">usermod -aG sudo surfing</text:p>
      <text:p text:style-name="P1"/>
      <text:p text:style-name="P2">autostart firefox after booting</text:p>
      <text:p text:style-name="P1">create <text:span text:style-name="T1">file </text:span><text:span text:style-name="T14">/etc/xdg/autostart/firefox.desktop</text:span></text:p>
      <text:p text:style-name="P1"><text:tab/>add following content to this file:</text:p>
      <text:p text:style-name="P1"><text:tab/>[Desktop Entry]</text:p>
      <text:p text:style-name="P1"><text:tab/>Encoding=UTF-8</text:p>
      <text:p text:style-name="P1"><text:tab/>Name=autostartFirefox</text:p>
      <text:p text:style-name="P1"><text:tab/>Exec=firefox</text:p>
      <text:p text:style-name="P1"><text:tab/>Terminal=false</text:p>
      <text:p text:style-name="P1"><text:tab/>Type=Application</text:p>
      <text:p text:style-name="P1"/>
      <text:p text:style-name="P2">autologin user „surfing“ when <text:s/>booting</text:p>
      <text:p text:style-name="P1">addgroup --system nopasswdlogin</text:p>
      <text:p text:style-name="P1">adduser surfing nopasswdlogin</text:p>
      <text:p text:style-name="P1">uncomment in file <text:span text:style-name="T14">/etc/lightdm/lightdm.conf</text:span>: </text:p>
      <text:p text:style-name="P1"><text:tab/>greeter-hide-users=false</text:p>
      <text:p text:style-name="P1"><text:tab/>a<text:span text:style-name="T9">utologin-user=surfing</text:span></text:p>
      <text:p text:style-name="P7"><text:tab/>autologin-user-timeout=0</text:p>
      <text:p text:style-name="P6"><text:span text:style-name="T3">edit file </text:span><text:span text:style-name="Source_20_Text"><text:span text:style-name="T8">/etc/pam.d/lightdm:</text:span></text:span></text:p>
      <text:p text:style-name="P9"><text:span text:style-name="T2"><text:tab/>Before the </text:span><text:span text:style-name="Source_20_Text"><text:span text:style-name="T2">@include common-auth</text:span></text:span><text:span text:style-name="T2"> line , add the following line :</text:span></text:p>
      <text:p text:style-name="P15"><text:span text:style-name="Source_20_Text"><text:span text:style-name="T2"><text:tab/>auth sufficient pam_succeed_if.so user ingroup nopasswdlogin</text:span></text:span></text:p>
      <text:p text:style-name="P14"><text:span text:style-name="Source_20_Text"><text:span text:style-name="T4">#####################################</text:span></text:span><text:span text:style-name="Source_20_Text"><text:span text:style-name="T2">###########################################</text:span></text:span></text:p>
      <text:p text:style-name="P10"><text:span text:style-name="Source_20_Text"><text:span text:style-name="T5">make sure keyboard is not locked in virtualbox, so you can switch workspaces without having to disable keyboard lock each time</text:span></text:span></text:p>
      <text:p text:style-name="P10"><text:span text:style-name="Source_20_Text"><text:span text:style-name="T6">virtualbox → datei</text:span></text:span><text:span text:style-name="Source_20_Text"><text:span text:style-name="T7">(file)</text:span></text:span><text:span text:style-name="Source_20_Text"><text:span text:style-name="T6"> → einstellungen</text:span></text:span><text:span text:style-name="Source_20_Text"><text:span text:style-name="T7">(preferences)</text:span></text:span><text:span text:style-name="Source_20_Text"><text:span text:style-name="T6"> → eingabe</text:span></text:span><text:span text:style-name="Source_20_Text"><text:span text:style-name="T7">(input?)</text:span></text:span><text:span text:style-name="Source_20_Text"><text:span text:style-name="T6"> → uncheck „autofang modus für tastatur“</text:span></text:span><text:span text:style-name="Source_20_Text"><text:span text:style-name="T7">(the only checkbox visible..)</text:span></text:span></text:p>
      <text:p text:style-name="P11">integrate into i3wm </text:p>
      <text:p text:style-name="P4">edit file ~/.config/i3/config <text:span text:style-name="T15">(</text:span><text:span text:style-name="T10">or just use my config file </text:span><text:span text:style-name="T12">and type the name of the vm in ~/.config/i3/bin/vms</text:span><text:span text:style-name="T11">)</text:span></text:p>
      <text:p text:style-name="P4"><text:tab/>set $ws1 "1: web"</text:p>
      <text:p text:style-name="P4"><text:tab/>bindsym $mod+1 workspace $ws1</text:p>
      <text:p text:style-name="P4"><text:soft-page-break/><text:tab/>bindsym $mod+Shift+1 move container to workspace $ws1</text:p>
      <text:p text:style-name="P4"><text:tab/>assign [title=".*debian for surfing.*"] $ws1</text:p>
      <text:p text:style-name="P4"/>
      <text:p text:style-name="P4"><text:tab/>exec VBoxManage startvm "debian for surfing"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7T15:26:47.878567751</meta:creation-date>
    <meta:editing-duration>PT13M25S</meta:editing-duration>
    <meta:editing-cycles>6</meta:editing-cycles>
    <meta:generator>LibreOffice/6.1.5.2$Linux_X86_64 LibreOffice_project/10$Build-2</meta:generator>
    <dc:date>2019-12-07T20:41:15.481498481</dc:date>
    <meta:document-statistic meta:table-count="0" meta:image-count="0" meta:object-count="0" meta:page-count="2" meta:paragraph-count="41" meta:word-count="201" meta:character-count="1681" meta:non-whitespace-character-count="1499"/>
  </office:meta>
</office:document-meta>
</file>